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Lato" svg:font-family="Lato, sans-serif"/>
    <style:font-face style:name="Mangal1" svg:font-family="Mangal"/>
    <style:font-face style:name="Menlo" svg:font-family="Menlo, Monaco, Consolas, 'Courier New', monospace"/>
    <style:font-face style:name="Verdana" svg:font-family="Verdan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17b9" officeooo:paragraph-rsid="001f17b9"/>
    </style:style>
    <style:style style:name="P2" style:family="paragraph" style:parent-style-name="Standard">
      <style:text-properties officeooo:paragraph-rsid="001f17b9"/>
    </style:style>
    <style:style style:name="P3" style:family="paragraph" style:parent-style-name="Standard">
      <style:text-properties fo:font-variant="normal" fo:text-transform="none" fo:color="#333333" style:font-name="Lato" fo:font-size="12pt" fo:letter-spacing="normal" fo:font-style="normal" fo:font-weight="normal" officeooo:paragraph-rsid="001f17b9"/>
    </style:style>
    <style:style style:name="P4" style:family="paragraph" style:parent-style-name="Standard">
      <style:text-properties officeooo:paragraph-rsid="0021c5cd"/>
    </style:style>
    <style:style style:name="P5" style:family="paragraph" style:parent-style-name="Text_20_body">
      <style:text-properties fo:font-variant="normal" fo:text-transform="none" fo:color="#333333" style:font-name="Lato" fo:font-size="12pt" fo:letter-spacing="normal" fo:font-style="normal" fo:font-weight="normal" officeooo:paragraph-rsid="001f17b9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</style:style>
    <style:style style:name="P7" style:family="paragraph" style:parent-style-name="Standard">
      <style:text-properties fo:font-variant="normal" fo:text-transform="none" fo:color="#333333" fo:letter-spacing="normal" officeooo:paragraph-rsid="001f17b9"/>
    </style:style>
    <style:style style:name="P8" style:family="paragraph" style:parent-style-name="Standard">
      <style:text-properties fo:font-variant="normal" fo:text-transform="none" fo:color="#333333" fo:letter-spacing="normal" officeooo:rsid="0023883b" officeooo:paragraph-rsid="001f17b9"/>
    </style:style>
    <style:style style:name="P9" style:family="paragraph" style:parent-style-name="Standard">
      <style:text-properties fo:font-variant="normal" fo:text-transform="none" fo:color="#333333" fo:letter-spacing="normal" officeooo:rsid="0023883b" officeooo:paragraph-rsid="0023883b"/>
    </style:style>
    <style:style style:name="P10" style:family="paragraph" style:parent-style-name="Standard">
      <style:text-properties fo:font-variant="normal" fo:text-transform="none" fo:color="#333333" fo:letter-spacing="normal" officeooo:paragraph-rsid="002453e5"/>
    </style:style>
    <style:style style:name="P11" style:family="paragraph" style:parent-style-name="Standard">
      <style:text-properties officeooo:paragraph-rsid="002453e5"/>
    </style:style>
    <style:style style:name="P12" style:family="paragraph" style:parent-style-name="Standard">
      <style:text-properties officeooo:paragraph-rsid="00254697"/>
    </style:style>
    <style:style style:name="P13" style:family="paragraph" style:parent-style-name="Standard">
      <style:text-properties officeooo:rsid="00254697" officeooo:paragraph-rsid="00254697"/>
    </style:style>
    <style:style style:name="P14" style:family="paragraph" style:parent-style-name="Standard">
      <style:text-properties officeooo:rsid="00265f47" officeooo:paragraph-rsid="00265f47"/>
    </style:style>
    <style:style style:name="P15" style:family="paragraph" style:parent-style-name="Standard">
      <style:text-properties officeooo:paragraph-rsid="00265f47"/>
    </style:style>
    <style:style style:name="P16" style:family="paragraph" style:parent-style-name="Standard">
      <style:text-properties officeooo:rsid="002797d8" officeooo:paragraph-rsid="002797d8"/>
    </style:style>
    <style:style style:name="P17" style:family="paragraph" style:parent-style-name="Standard">
      <style:text-properties officeooo:paragraph-rsid="002797d8"/>
    </style:style>
    <style:style style:name="P18" style:family="paragraph" style:parent-style-name="Standard">
      <style:text-properties officeooo:paragraph-rsid="00282802"/>
    </style:style>
    <style:style style:name="P19" style:family="paragraph" style:parent-style-name="Standard">
      <style:text-properties officeooo:paragraph-rsid="00290ab0"/>
    </style:style>
    <style:style style:name="P20" style:family="paragraph" style:parent-style-name="Standard">
      <style:text-properties officeooo:paragraph-rsid="0029a93e"/>
    </style:style>
    <style:style style:name="P21" style:family="paragraph" style:parent-style-name="Standard">
      <style:text-properties officeooo:paragraph-rsid="002c179c"/>
    </style:style>
    <style:style style:name="P22" style:family="paragraph" style:parent-style-name="Standard">
      <style:text-properties fo:language="pl" fo:country="PL" officeooo:rsid="002d8ecc" officeooo:paragraph-rsid="002d8ecc"/>
    </style:style>
    <style:style style:name="P23" style:family="paragraph" style:parent-style-name="Standard">
      <style:text-properties officeooo:paragraph-rsid="002d8ecc"/>
    </style:style>
    <style:style style:name="P24" style:family="paragraph" style:parent-style-name="Standard">
      <style:text-properties officeooo:paragraph-rsid="002e811a"/>
    </style:style>
    <style:style style:name="P25" style:family="paragraph" style:parent-style-name="Standard">
      <style:text-properties officeooo:paragraph-rsid="002e8e7c"/>
    </style:style>
    <style:style style:name="T1" style:family="text">
      <style:text-properties officeooo:rsid="001f17b9"/>
    </style:style>
    <style:style style:name="T2" style:family="text">
      <style:text-properties fo:font-variant="normal" fo:text-transform="none" fo:color="#c7254e" style:font-name="Menlo" fo:font-size="9pt" fo:letter-spacing="normal" fo:font-style="normal" fo:font-weight="normal"/>
    </style:style>
    <style:style style:name="T3" style:family="text">
      <style:text-properties fo:font-variant="normal" fo:text-transform="none" fo:color="#c7254e" style:font-name="Menlo" fo:font-size="9pt" fo:letter-spacing="normal" fo:font-style="normal" fo:font-weight="normal" officeooo:rsid="002797d8"/>
    </style:style>
    <style:style style:name="T4" style:family="text">
      <style:text-properties fo:font-variant="normal" fo:text-transform="none" fo:color="#c7254e" style:font-name="Menlo" fo:font-size="9pt" fo:letter-spacing="normal" fo:font-style="normal" fo:font-weight="normal" officeooo:rsid="00290ab0"/>
    </style:style>
    <style:style style:name="T5" style:family="text">
      <style:text-properties fo:font-variant="normal" fo:text-transform="none" fo:color="#c7254e" style:font-name="Menlo" fo:font-size="9pt" fo:letter-spacing="normal" fo:font-style="normal" fo:font-weight="bold" officeooo:rsid="00290ab0" style:font-weight-asian="bold" style:font-weight-complex="bold"/>
    </style:style>
    <style:style style:name="T6" style:family="text">
      <style:text-properties fo:font-variant="normal" fo:text-transform="none" fo:color="#c7254e" style:font-name="Menlo" fo:font-size="9pt" fo:letter-spacing="normal" fo:language="pl" fo:country="PL" fo:font-style="normal" fo:font-weight="normal" officeooo:rsid="002e811a"/>
    </style:style>
    <style:style style:name="T7" style:family="text">
      <style:text-properties fo:font-variant="normal" fo:text-transform="none" fo:color="#c7254e" style:font-name="Menlo" fo:font-size="10.5pt" fo:letter-spacing="normal" fo:font-style="normal" fo:font-weight="normal"/>
    </style:style>
    <style:style style:name="T8" style:family="text">
      <style:text-properties fo:font-variant="normal" fo:text-transform="none" fo:color="#c7254e" style:font-name="Menlo" fo:font-size="10.5pt" fo:letter-spacing="normal" fo:font-style="normal" fo:font-weight="normal" fo:background-color="#f9f2f4" loext:char-shading-value="0" loext:padding="0cm" loext:border="none"/>
    </style:style>
    <style:style style:name="T9" style:family="text">
      <style:text-properties fo:font-variant="normal" fo:text-transform="none" fo:color="#c7254e" style:font-name="Menlo" fo:font-size="10.5pt" fo:letter-spacing="normal" fo:font-style="normal" fo:font-weight="normal" officeooo:rsid="002327b5" fo:background-color="#f9f2f4" loext:char-shading-value="0" loext:padding="0cm" loext:border="none"/>
    </style:style>
    <style:style style:name="T10" style:family="text">
      <style:text-properties fo:font-variant="normal" fo:text-transform="none" fo:color="#c7254e" style:font-name="Menlo" fo:font-size="10.5pt" fo:letter-spacing="normal" fo:font-style="normal" fo:font-weight="normal" officeooo:rsid="002453e5" fo:background-color="#f9f2f4" loext:char-shading-value="0" loext:padding="0cm" loext:border="none"/>
    </style:style>
    <style:style style:name="T11" style:family="text">
      <style:text-properties fo:font-variant="normal" fo:text-transform="none" fo:color="#c7254e" style:font-name="Menlo" fo:font-size="10.5pt" fo:letter-spacing="normal" fo:font-style="normal" fo:font-weight="normal" officeooo:rsid="00254697" fo:background-color="#f9f2f4" loext:char-shading-value="0" loext:padding="0cm" loext:border="none"/>
    </style:style>
    <style:style style:name="T12" style:family="text">
      <style:text-properties fo:font-variant="normal" fo:text-transform="none" fo:color="#c7254e" style:font-name="Menlo" fo:font-size="10.5pt" fo:letter-spacing="normal" fo:font-style="normal" fo:font-weight="normal" officeooo:rsid="002797d8" fo:background-color="#f9f2f4" loext:char-shading-value="0" loext:padding="0cm" loext:border="none"/>
    </style:style>
    <style:style style:name="T13" style:family="text">
      <style:text-properties fo:font-variant="normal" fo:text-transform="none" fo:color="#c7254e" style:font-name="Menlo" fo:font-size="10.5pt" fo:letter-spacing="normal" fo:font-style="normal" fo:font-weight="normal" officeooo:rsid="00282802" fo:background-color="#f9f2f4" loext:char-shading-value="0" loext:padding="0cm" loext:border="none"/>
    </style:style>
    <style:style style:name="T14" style:family="text">
      <style:text-properties fo:font-variant="normal" fo:text-transform="none" fo:color="#c7254e" style:font-name="Menlo" fo:font-size="10.5pt" fo:letter-spacing="normal" fo:font-style="normal" fo:font-weight="normal" officeooo:rsid="002b45d0" fo:background-color="#f9f2f4" loext:char-shading-value="0" loext:padding="0cm" loext:border="none"/>
    </style:style>
    <style:style style:name="T15" style:family="text">
      <style:text-properties fo:font-variant="normal" fo:text-transform="none" fo:color="#c7254e" style:font-name="Menlo" fo:font-size="10.5pt" fo:letter-spacing="normal" fo:font-style="normal" fo:font-weight="normal" officeooo:rsid="00254697"/>
    </style:style>
    <style:style style:name="T16" style:family="text">
      <style:text-properties fo:font-variant="normal" fo:text-transform="none" fo:color="#c7254e" style:font-name="Menlo" fo:font-size="10.5pt" fo:letter-spacing="normal" fo:font-style="normal" fo:font-weight="normal" officeooo:rsid="002797d8"/>
    </style:style>
    <style:style style:name="T17" style:family="text">
      <style:text-properties fo:font-variant="normal" fo:text-transform="none" fo:color="#c7254e" style:font-name="Menlo" fo:font-size="10.5pt" fo:letter-spacing="normal" fo:language="pl" fo:country="PL" fo:font-style="normal" fo:font-weight="normal" officeooo:rsid="002d8ecc"/>
    </style:style>
    <style:style style:name="T18" style:family="text">
      <style:text-properties fo:font-variant="normal" fo:text-transform="none" fo:color="#c7254e" style:font-name="Menlo" fo:font-size="10.5pt" fo:letter-spacing="normal" fo:language="pl" fo:country="PL" fo:font-style="normal" fo:font-weight="normal" officeooo:rsid="002d8ecc" fo:background-color="#f9f2f4" loext:char-shading-value="0" loext:padding="0cm" loext:border="none"/>
    </style:style>
    <style:style style:name="T19" style:family="text">
      <style:text-properties fo:font-variant="normal" fo:text-transform="none" fo:color="#c7254e" style:font-name="Menlo" fo:font-size="10.5pt" fo:letter-spacing="normal" fo:language="pl" fo:country="PL" fo:font-style="normal" fo:font-weight="normal" fo:background-color="#f9f2f4" loext:char-shading-value="0" loext:padding="0cm" loext:border="none"/>
    </style:style>
    <style:style style:name="T20" style:family="text">
      <style:text-properties fo:font-variant="normal" fo:text-transform="none" fo:color="#c7254e" style:font-name="Menlo" fo:font-size="10.5pt" fo:letter-spacing="normal" fo:language="pl" fo:country="PL" fo:font-style="normal" fo:font-weight="normal" officeooo:rsid="002e811a" fo:background-color="#f9f2f4" loext:char-shading-value="0" loext:padding="0cm" loext:border="none"/>
    </style:style>
    <style:style style:name="T21" style:family="text">
      <style:text-properties fo:font-variant="normal" fo:text-transform="none" fo:color="#c7254e" style:font-name="Menlo" fo:font-size="10.5pt" fo:letter-spacing="normal" fo:language="pl" fo:country="PL" fo:font-style="normal" fo:font-weight="normal" officeooo:rsid="002e811a"/>
    </style:style>
    <style:style style:name="T22" style:family="text">
      <style:text-properties fo:font-variant="normal" fo:text-transform="none" fo:color="#c7254e" style:font-name="Menlo" fo:font-size="12pt" fo:letter-spacing="normal" fo:font-style="italic" fo:font-weight="normal"/>
    </style:style>
    <style:style style:name="T23" style:family="text">
      <style:text-properties fo:font-variant="normal" fo:text-transform="none" fo:color="#c7254e" style:font-name="Menlo" fo:font-size="12pt" fo:letter-spacing="normal" fo:font-style="italic" fo:font-weight="normal" fo:background-color="#f9f2f4" loext:char-shading-value="0"/>
    </style:style>
    <style:style style:name="T24" style:family="text">
      <style:text-properties fo:font-variant="normal" fo:text-transform="none" fo:color="#c7254e" style:font-name="Menlo" fo:font-size="12pt" fo:letter-spacing="normal" fo:font-style="italic" fo:font-weight="normal" officeooo:rsid="002453e5" fo:background-color="#f9f2f4" loext:char-shading-value="0"/>
    </style:style>
    <style:style style:name="T25" style:family="text">
      <style:text-properties fo:font-variant="normal" fo:text-transform="none" fo:color="#c7254e" style:font-name="Menlo" fo:font-size="12pt" fo:letter-spacing="normal" fo:font-style="italic" fo:font-weight="normal" officeooo:rsid="00254697" fo:background-color="#f9f2f4" loext:char-shading-value="0"/>
    </style:style>
    <style:style style:name="T26" style:family="text">
      <style:text-properties fo:font-variant="normal" fo:text-transform="none" fo:color="#c7254e" style:font-name="Menlo" fo:font-size="12pt" fo:letter-spacing="normal" fo:font-style="italic" fo:font-weight="normal" officeooo:rsid="002797d8" fo:background-color="#f9f2f4" loext:char-shading-value="0"/>
    </style:style>
    <style:style style:name="T27" style:family="text">
      <style:text-properties fo:font-variant="normal" fo:text-transform="none" fo:color="#c7254e" style:font-name="Menlo" fo:font-size="12pt" fo:letter-spacing="normal" fo:font-style="italic" fo:font-weight="normal" officeooo:rsid="00282802" fo:background-color="#f9f2f4" loext:char-shading-value="0"/>
    </style:style>
    <style:style style:name="T28" style:family="text">
      <style:text-properties fo:font-variant="normal" fo:text-transform="none" fo:color="#c7254e" style:font-name="Menlo" fo:font-size="12pt" fo:letter-spacing="normal" fo:font-style="italic" fo:font-weight="normal" officeooo:rsid="0029a93e" fo:background-color="#f9f2f4" loext:char-shading-value="0"/>
    </style:style>
    <style:style style:name="T29" style:family="text">
      <style:text-properties fo:font-variant="normal" fo:text-transform="none" fo:color="#c7254e" style:font-name="Menlo" fo:font-size="12pt" fo:letter-spacing="normal" fo:font-style="italic" fo:font-weight="normal" officeooo:rsid="002b45d0" fo:background-color="#f9f2f4" loext:char-shading-value="0"/>
    </style:style>
    <style:style style:name="T30" style:family="text">
      <style:text-properties fo:font-variant="normal" fo:text-transform="none" fo:color="#c7254e" style:font-name="Menlo" fo:font-size="12pt" fo:letter-spacing="normal" fo:font-style="italic" fo:font-weight="normal" officeooo:rsid="002b45d0"/>
    </style:style>
    <style:style style:name="T31" style:family="text">
      <style:text-properties fo:font-variant="normal" fo:text-transform="none" fo:color="#c7254e" style:font-name="Menlo" fo:font-size="12pt" fo:letter-spacing="normal" fo:language="pl" fo:country="PL" fo:font-style="italic" fo:font-weight="normal" officeooo:rsid="002e811a"/>
    </style:style>
    <style:style style:name="T32" style:family="text">
      <style:text-properties fo:font-variant="normal" fo:text-transform="none" fo:color="#c7254e" style:font-name="Menlo" fo:font-size="12pt" fo:letter-spacing="normal" fo:language="pl" fo:country="PL" fo:font-style="italic" fo:font-weight="normal" officeooo:rsid="002e811a" fo:background-color="#f9f2f4" loext:char-shading-value="0"/>
    </style:style>
    <style:style style:name="T33" style:family="text">
      <style:text-properties fo:font-variant="normal" fo:text-transform="none" fo:color="#333333" style:font-name="Lato" fo:font-size="12pt" fo:letter-spacing="normal" fo:font-style="normal" fo:font-weight="normal"/>
    </style:style>
    <style:style style:name="T34" style:family="text">
      <style:text-properties fo:font-variant="normal" fo:text-transform="none" fo:color="#333333" style:font-name="Lato" fo:font-size="12pt" fo:letter-spacing="normal" fo:font-style="normal" fo:font-weight="normal" officeooo:rsid="0021c5cd"/>
    </style:style>
    <style:style style:name="T35" style:family="text">
      <style:text-properties fo:font-variant="normal" fo:text-transform="none" fo:color="#333333" style:font-name="Lato" fo:font-size="12pt" fo:letter-spacing="normal" fo:font-style="normal" fo:font-weight="normal" officeooo:rsid="002453e5"/>
    </style:style>
    <style:style style:name="T36" style:family="text">
      <style:text-properties fo:font-variant="normal" fo:text-transform="none" fo:color="#333333" style:font-name="Lato" fo:font-size="12pt" fo:letter-spacing="normal" fo:font-style="normal" fo:font-weight="normal" officeooo:rsid="00254697"/>
    </style:style>
    <style:style style:name="T37" style:family="text">
      <style:text-properties fo:font-variant="normal" fo:text-transform="none" fo:color="#333333" style:font-name="Lato" fo:font-size="12pt" fo:letter-spacing="normal" fo:font-style="normal" fo:font-weight="normal" officeooo:rsid="00265f47"/>
    </style:style>
    <style:style style:name="T38" style:family="text">
      <style:text-properties fo:font-variant="normal" fo:text-transform="none" fo:color="#333333" style:font-name="Lato" fo:font-size="12pt" fo:letter-spacing="normal" fo:font-style="normal" fo:font-weight="normal" officeooo:rsid="002797d8"/>
    </style:style>
    <style:style style:name="T39" style:family="text">
      <style:text-properties fo:font-variant="normal" fo:text-transform="none" fo:color="#333333" style:font-name="Lato" fo:font-size="12pt" fo:letter-spacing="normal" fo:font-style="normal" fo:font-weight="normal" officeooo:rsid="00282802"/>
    </style:style>
    <style:style style:name="T40" style:family="text">
      <style:text-properties fo:font-variant="normal" fo:text-transform="none" fo:color="#333333" style:font-name="Lato" fo:font-size="12pt" fo:letter-spacing="normal" fo:font-style="normal" fo:font-weight="normal" officeooo:rsid="00290ab0"/>
    </style:style>
    <style:style style:name="T41" style:family="text">
      <style:text-properties fo:font-variant="normal" fo:text-transform="none" fo:color="#333333" style:font-name="Lato" fo:font-size="12pt" fo:letter-spacing="normal" fo:font-style="normal" fo:font-weight="normal" officeooo:rsid="0029a93e"/>
    </style:style>
    <style:style style:name="T42" style:family="text">
      <style:text-properties fo:font-variant="normal" fo:text-transform="none" fo:color="#333333" style:font-name="Lato" fo:font-size="12pt" fo:letter-spacing="normal" fo:font-style="normal" fo:font-weight="normal" officeooo:rsid="002b45d0"/>
    </style:style>
    <style:style style:name="T43" style:family="text">
      <style:text-properties fo:font-variant="normal" fo:text-transform="none" fo:color="#333333" style:font-name="Lato" fo:font-size="12pt" fo:letter-spacing="normal" fo:font-style="normal" fo:font-weight="normal" officeooo:rsid="002c179c"/>
    </style:style>
    <style:style style:name="T44" style:family="text">
      <style:text-properties fo:font-variant="normal" fo:text-transform="none" fo:color="#333333" style:font-name="Lato" fo:font-size="12pt" fo:letter-spacing="normal" fo:language="cs" fo:country="CZ" fo:font-style="normal" fo:font-weight="normal" officeooo:rsid="00282802"/>
    </style:style>
    <style:style style:name="T45" style:family="text">
      <style:text-properties fo:font-variant="normal" fo:text-transform="none" fo:color="#333333" style:font-name="Lato" fo:font-size="12pt" fo:letter-spacing="normal" fo:language="pl" fo:country="PL" fo:font-style="normal" fo:font-weight="normal"/>
    </style:style>
    <style:style style:name="T46" style:family="text">
      <style:text-properties fo:font-variant="normal" fo:text-transform="none" fo:color="#333333" style:font-name="Lato" fo:font-size="12pt" fo:letter-spacing="normal" fo:language="pl" fo:country="PL" fo:font-style="normal" fo:font-weight="normal" officeooo:rsid="002d8ecc"/>
    </style:style>
    <style:style style:name="T47" style:family="text">
      <style:text-properties fo:font-variant="normal" fo:text-transform="none" fo:color="#333333" style:font-name="Lato" fo:font-size="12pt" fo:letter-spacing="normal" fo:language="pl" fo:country="PL" fo:font-style="normal" fo:font-weight="normal" officeooo:rsid="002e811a"/>
    </style:style>
    <style:style style:name="T48" style:family="text">
      <style:text-properties fo:font-variant="normal" fo:text-transform="none" fo:color="#333333" style:font-name="Lato" fo:font-size="12pt" fo:letter-spacing="normal" fo:language="pl" fo:country="PL" fo:font-style="normal" fo:font-weight="normal" fo:background-color="#f9f2f4" loext:char-shading-value="0" loext:padding="0cm" loext:border="none"/>
    </style:style>
    <style:style style:name="T49" style:family="text">
      <style:text-properties fo:font-variant="normal" fo:text-transform="none" fo:color="#333333" style:font-name="Lato" fo:font-size="12pt" fo:letter-spacing="normal" fo:language="pl" fo:country="PL" fo:font-style="normal" fo:font-weight="normal" officeooo:rsid="002e8e7c"/>
    </style:style>
    <style:style style:name="T50" style:family="text">
      <style:text-properties fo:font-variant="normal" fo:text-transform="none" fo:color="#333333" fo:letter-spacing="normal"/>
    </style:style>
    <style:style style:name="T51" style:family="text">
      <style:text-properties fo:font-variant="normal" fo:text-transform="none" fo:color="#000000" style:font-name="Lato" fo:font-size="12pt" fo:letter-spacing="normal" fo:font-style="normal" fo:font-weight="normal" officeooo:rsid="0029a93e"/>
    </style:style>
    <style:style style:name="T52" style:family="text">
      <style:text-properties fo:font-variant="normal" fo:text-transform="none" fo:color="#000000" style:font-name="Verdana" fo:font-size="11.25pt" fo:letter-spacing="normal" fo:font-style="normal" fo:font-weight="normal" officeooo:rsid="0029a93e"/>
    </style:style>
    <style:style style:name="T53" style:family="text">
      <style:text-properties fo:font-variant="normal" fo:text-transform="none" fo:color="#000000" style:font-name="Verdana" fo:font-size="11.25pt" fo:letter-spacing="normal" fo:font-style="normal" fo:font-weight="bold" officeooo:rsid="0029a93e"/>
    </style:style>
    <style:style style:name="T54" style:family="text">
      <style:text-properties fo:font-variant="normal" fo:text-transform="none" fo:color="#000000" style:font-name="Consolas" fo:font-size="12pt" fo:letter-spacing="normal" fo:font-style="normal" fo:font-weight="normal" officeooo:rsid="0029a93e"/>
    </style:style>
    <style:style style:name="T55" style:family="text">
      <style:text-properties fo:color="#c7254e" style:font-name="Menlo" fo:font-size="12pt" fo:letter-spacing="normal" fo:font-style="italic" fo:font-weight="normal"/>
    </style:style>
    <style:style style:name="T56" style:family="text">
      <style:text-properties fo:color="#c7254e" style:font-name="Menlo" fo:font-size="12pt" fo:letter-spacing="normal" fo:font-style="italic" fo:font-weight="normal" fo:background-color="#f9f2f4" loext:char-shading-value="0"/>
    </style:style>
    <style:style style:name="T57" style:family="text">
      <style:text-properties fo:color="#c7254e" style:font-name="Menlo" fo:font-size="12pt" fo:font-style="italic" fo:font-weight="normal" fo:background-color="#f9f2f4" loext:char-shading-value="0"/>
    </style:style>
    <style:style style:name="T58" style:family="text">
      <style:text-properties fo:color="#c7254e" style:font-name="Menlo" fo:font-size="9pt"/>
    </style:style>
    <style:style style:name="T59" style:family="text">
      <style:text-properties fo:color="#c7254e" style:font-name="Menlo" fo:font-size="10.5pt" fo:font-style="normal" fo:font-weight="normal"/>
    </style:style>
    <style:style style:name="T60" style:family="text">
      <style:text-properties fo:color="#c7254e" style:font-name="Menlo" fo:font-size="10.5pt" fo:font-style="normal" fo:font-weight="normal" fo:background-color="#f9f2f4" loext:char-shading-value="0" loext:padding="0cm" loext:border="none"/>
    </style:style>
    <style:style style:name="T61" style:family="text">
      <style:text-properties officeooo:rsid="002059a5"/>
    </style:style>
    <style:style style:name="T62" style:family="text">
      <style:text-properties style:font-name="Lato" fo:font-size="12pt" fo:font-style="normal" fo:font-weight="normal"/>
    </style:style>
    <style:style style:name="T63" style:family="text">
      <style:text-properties style:font-name="Lato" fo:font-size="12pt" fo:font-style="normal" fo:font-weight="normal" officeooo:rsid="002453e5"/>
    </style:style>
    <style:style style:name="T64" style:family="text">
      <style:text-properties officeooo:rsid="002453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 notes:</text:p>
      <text:p text:style-name="P1"/>
      <text:p text:style-name="P2"><text:span text:style-name="T1">declaring variable: </text:span><text:span text:style-name="T2">var ourName;</text:span> ;</text:p>
      <text:p text:style-name="P2"><text:span text:style-name="T33">all variables and function names are case sensitive</text:span> </text:p>
      <text:p text:style-name="P2"><text:span text:style-name="T33">variable names : </text:span><text:span text:style-name="T55">camelCase</text:span> </text:p>
      <text:p text:style-name="P2"/>
      <text:p text:style-name="P2"><text:span text:style-name="T7">i++;</text:span> <text:s/><text:span text:style-name="T61">is equivalent of </text:span><text:span text:style-name="T7">i = i + 1;</text:span> </text:p>
      <text:p text:style-name="P2"/>
      <text:p text:style-name="P2"><text:span text:style-name="T7">i--;</text:span> <text:s/><text:span text:style-name="T33">is the equivalent of</text:span> <text:s/><text:span text:style-name="T7">i = i - 1;</text:span> </text:p>
      <text:p text:style-name="P2"/>
      <text:p text:style-name="P2"><text:span text:style-name="T33">Decimal numbers</text:span> : <text:span text:style-name="T33">referred to as </text:span><text:span text:style-name="Definition"><text:span text:style-name="T56">floating point</text:span></text:span><text:span text:style-name="T33">numbers or </text:span><text:span text:style-name="Definition"><text:span text:style-name="T56">floats</text:span></text:span> </text:p>
      <text:p text:style-name="P2"><text:span text:style-name="Definition"><text:span text:style-name="T56"/></text:span></text:p>
      <text:p text:style-name="P4"><text:span text:style-name="Definition"><text:span text:style-name="T56">remainder</text:span></text:span><text:span text:style-name="T50"> </text:span><text:span text:style-name="T33">operator </text:span><text:span text:style-name="Source_20_Text"><text:span text:style-name="T8">%</text:span></text:span> <text:span text:style-name="T61">(modulus)</text:span></text:p>
      <text:p text:style-name="P4"><text:span text:style-name="T61">- g</text:span><text:span text:style-name="T33">ives the remainder of the division of two numbers.</text:span> </text:p>
      <text:p text:style-name="P2"><text:span text:style-name="T2">5 % 2 = 1 because</text:span><text:line-break/><text:span text:style-name="T2">Math.floor(5 / 2) = 2 (Quotient)</text:span><text:line-break/><text:span text:style-name="T2">2 * 2 = 4</text:span><text:line-break/><text:span text:style-name="T2">5 - 4 = 1 (Remainder)</text:span> </text:p>
      <text:p text:style-name="P3">- a number can be checked even or odd</text:p>
      <text:p text:style-name="P3"><text:span text:style-name="T58">17 % 2 = 1 (17 is Odd)</text:span><text:line-break/><text:span text:style-name="T58">48 % 2 = 0 (48 is Even)</text:span> </text:p>
      <text:p text:style-name="P3"/>
      <text:p text:style-name="P2"><text:span text:style-name="T7">myVar = myVar + 5;</text:span><text:span text:style-name="T33"> <text:s/></text:span><text:span text:style-name="T34">is equivalent to </text:span><text:span text:style-name="Source_20_Text"><text:span text:style-name="T8">myVar += 5;</text:span></text:span><text:span text:style-name="T50"> </text:span></text:p>
      <text:p text:style-name="P7"/>
      <text:p text:style-name="P2"><text:span text:style-name="Definition"><text:span text:style-name="T23">escape</text:span></text:span><text:span text:style-name="T50"> </text:span><text:span text:style-name="T33">a quote from considering it as an end of string quote by placing a </text:span><text:span text:style-name="Definition"><text:span text:style-name="T23">backslash</text:span></text:span><text:span text:style-name="T50"> </text:span><text:span text:style-name="T33">(</text:span><text:span text:style-name="Source_20_Text"><text:span text:style-name="T8">\</text:span></text:span><text:span text:style-name="T33">) in front of the quote.</text:span><text:span text:style-name="T50"> </text:span></text:p>
      <text:p text:style-name="P7"/>
      <text:p text:style-name="P2"><text:span text:style-name="T33">single and double quotes are functionally identical</text:span><text:span text:style-name="T50"> </text:span></text:p>
      <text:p text:style-name="P7"/>
      <text:p text:style-name="P5">If you have a string with many double quotes, this can be difficult to read and write. Instead, use single quotes:</text:p>
      <text:p text:style-name="P6"><text:span text:style-name="Source_20_Text"><text:span text:style-name="T8">'This string has "double quotes" in it. And "probably" lots of them.' - </text:span></text:span><text:span text:style-name="Source_20_Text"><text:span text:style-name="T9">no need for escape in this way</text:span></text:span></text:p>
      <text:p text:style-name="P8">Concatination – using +</text:p>
      <text:p text:style-name="P8"><text:span text:style-name="Source_20_Text"><text:span text:style-name="T60">+=</text:span></text:span> <text:span text:style-name="T62">operator to </text:span><text:span text:style-name="Definition"><text:span text:style-name="T57">concatenate</text:span></text:span> <text:span text:style-name="T62">a string onto the end of an existing string variable.</text:span> </text:p>
      <text:p text:style-name="P9">var ourStr = "I come first. ";</text:p>
      <text:p text:style-name="P9">ourStr += "I come second.";</text:p>
      <text:p text:style-name="P9"/>
      <text:p text:style-name="P9"><text:span text:style-name="T62">find the length of a </text:span><text:span text:style-name="Source_20_Text"><text:span text:style-name="T60">String</text:span></text:span> <text:span text:style-name="T62">value by writing </text:span><text:span text:style-name="Source_20_Text"><text:span text:style-name="T60">.length</text:span></text:span> </text:p>
      <text:p text:style-name="P9"><text:span text:style-name="T59">"Alan Peter".length; // 10</text:span> </text:p>
      <text:p text:style-name="P9"/>
      <text:p text:style-name="P10"><text:span text:style-name="T64">Counting- </text:span><text:span text:style-name="T62">start at 0. </text:span></text:p>
      <text:p text:style-name="P10"><text:span text:style-name="T62"/></text:p>
      <text:p text:style-name="P10"><text:span text:style-name="Source_20_Text"><text:span text:style-name="T60">Bracket notation</text:span></text:span><text:span text:style-name="T62"> is a way to get a character at a specific </text:span><text:span text:style-name="Source_20_Text"><text:span text:style-name="T60">index</text:span></text:span><text:span text:style-name="T62"> within a string. </text:span></text:p>
      <text:p text:style-name="P11"><text:span text:style-name="T7">var firstName = "Charles"</text:span><text:span text:style-name="T33"> →</text:span><text:span text:style-name="T35"> get the value of the first letter of the string by using </text:span><text:span text:style-name="Source_20_Text"><text:span text:style-name="T10">firstName[0]</text:span></text:span><text:span text:style-name="T35">.</text:span><text:span text:style-name="T63"> </text:span></text:p>
      <text:p text:style-name="P11"><text:span text:style-name="T35"/></text:p>
      <text:p text:style-name="P12"><text:span text:style-name="Source_20_Text"><text:span text:style-name="T10">String</text:span></text:span><text:span text:style-name="T35"> values are </text:span><text:span text:style-name="Definition"><text:span text:style-name="T24">immutable</text:span></text:span><text:span text:style-name="T35">, which means that they cannot be altered once created </text:span><text:span text:style-name="T36">(individual characters of a </text:span><text:span text:style-name="Definition"><text:span text:style-name="T25">string literal</text:span></text:span><text:span text:style-name="T36"> cannot be changed )</text:span></text:p>
      <text:p text:style-name="P12"><text:span text:style-name="T36">The only way to change </text:span><text:span text:style-name="Source_20_Text"><text:span text:style-name="T11">myStr</text:span></text:span><text:span text:style-name="T36"> would be to assign it with a new string </text:span></text:p>
      <text:p text:style-name="P12"><text:span text:style-name="T36"/></text:p>
      <text:p text:style-name="P12"><text:soft-page-break/><text:span text:style-name="T36">last letter of a string - subtract one from the string's length </text:span></text:p>
      <text:p text:style-name="P12"><text:span text:style-name="T15">var firstName = "Charles"</text:span><text:span text:style-name="T36"> </text:span></text:p>
      <text:p text:style-name="P12"><text:span text:style-name="T15">firstName[firstName.length - 1]</text:span><text:span text:style-name="T36"> </text:span></text:p>
      <text:p text:style-name="P12"><text:span text:style-name="T36"/></text:p>
      <text:p text:style-name="P12"><text:span text:style-name="T36">lue of the third-to-last letter:</text:span></text:p>
      <text:p text:style-name="P13"><text:span text:style-name="T33">var firstName = "Ada";</text:span></text:p>
      <text:p text:style-name="P13"><text:span text:style-name="T33">var thirdToLastLetterOfFirstName = firstName[firstName.length – 3];</text:span></text:p>
      <text:p text:style-name="P13"><text:span text:style-name="T33"/></text:p>
      <text:p text:style-name="P13"><text:span text:style-name="Source_20_Text"><text:span text:style-name="T8">array</text:span></text:span><text:span text:style-name="T33"> variables, we can store several pieces of data in one place. </text:span></text:p>
      <text:p text:style-name="P13"><text:span text:style-name="T7">var sandwich = ["peanut butter", "jelly", "bread"]</text:span><text:span text:style-name="T33"> </text:span></text:p>
      <text:p text:style-name="P13"><text:span text:style-name="T33"/></text:p>
      <text:p text:style-name="P15"><text:span text:style-name="T37">nesting arrays(</text:span><text:span text:style-name="T22">Multi-dimensional Array</text:span><text:span text:style-name="T33"> </text:span><text:span text:style-name="T37">):</text:span></text:p>
      <text:p text:style-name="P14"><text:span text:style-name="T33">var ourArray = [["the universe", 42], ["everything", 101010]];</text:span></text:p>
      <text:p text:style-name="P14"><text:span text:style-name="T33"/></text:p>
      <text:p text:style-name="P14"><text:span text:style-name="T33">access the data inside arrays using </text:span><text:span text:style-name="Source_20_Text"><text:span text:style-name="T8">indexes</text:span></text:span><text:span text:style-name="T33"> </text:span></text:p>
      <text:p text:style-name="P14"><text:span text:style-name="T33"/></text:p>
      <text:p text:style-name="P14"><text:span text:style-name="T33">indexes are written in the same bracket notation that strings use, except that instead of specifying a character, they are specifying an entry in the array </text:span></text:p>
      <text:p text:style-name="P14"><text:span text:style-name="T33"/></text:p>
      <text:p text:style-name="P14"><text:span text:style-name="Definition"><text:span text:style-name="T23">zero-based</text:span></text:span><text:span text:style-name="T33"> indexing - the first element in an array is element </text:span><text:span text:style-name="Source_20_Text"><text:span text:style-name="T8">0</text:span></text:span><text:span text:style-name="T33"> </text:span></text:p>
      <text:p text:style-name="P16"><text:span text:style-name="T33">var ourArray = [1,2,3];</text:span></text:p>
      <text:p text:style-name="P16"><text:span text:style-name="T33">var ourData = ourArray[0]; // equals 1</text:span></text:p>
      <text:p text:style-name="P16"><text:span text:style-name="T33"/></text:p>
      <text:p text:style-name="P16"><text:span text:style-name="T33">Unlike strings, the entries of arrays are </text:span><text:span text:style-name="Definition"><text:span text:style-name="T23">mutable</text:span></text:span><text:span text:style-name="T33"> and can be changed freely. </text:span></text:p>
      <text:p text:style-name="P16"><text:span text:style-name="T2">var ourArray = [3,2,1];</text:span><text:span text:style-name="T33"><text:line-break/></text:span><text:span text:style-name="T2">ourArray[0] = 1; // equals [1,2,1]</text:span><text:span text:style-name="T33"> </text:span></text:p>
      <text:p text:style-name="P16"><text:span text:style-name="T33"/></text:p>
      <text:p text:style-name="P16"><text:span text:style-name="T33"/></text:p>
      <text:p text:style-name="P16"><text:span text:style-name="T2">var arr = [</text:span><text:span text:style-name="T33"><text:line-break/></text:span><text:span text:style-name="T2">[1,2,3],</text:span><text:span text:style-name="T33"><text:line-break/></text:span><text:span text:style-name="T2">[4,5,6],</text:span><text:span text:style-name="T33"><text:line-break/></text:span><text:span text:style-name="T2">[7,8,9],</text:span><text:span text:style-name="T33"><text:line-break/></text:span><text:span text:style-name="T2">[[10,11,12], 13, 14]</text:span><text:span text:style-name="T33"><text:line-break/></text:span><text:span text:style-name="T2">];</text:span><text:span text:style-name="T33"><text:line-break/></text:span><text:span text:style-name="T2">arr[3]; // equals [[10,11,12], 13, 14]</text:span><text:span text:style-name="T33"><text:line-break/></text:span><text:span text:style-name="T2">arr[3][0]; // equals [10,11,12]</text:span><text:span text:style-name="T33"><text:line-break/></text:span><text:span text:style-name="T2">arr[3][0][1]; // equals 11</text:span><text:span text:style-name="T33"> </text:span></text:p>
      <text:p text:style-name="P16"><text:span text:style-name="T33"/></text:p>
      <text:p text:style-name="P17"><text:span text:style-name="Source_20_Text"><text:span text:style-name="T12">push()</text:span></text:span><text:span text:style-name="T38"> function - </text:span><text:span text:style-name="T33">way to append data to the end of an array </text:span></text:p>
      <text:p text:style-name="P17"><text:span text:style-name="T38">- takes one or more </text:span><text:span text:style-name="Definition"><text:span text:style-name="T26">parameters</text:span></text:span><text:span text:style-name="T38"> and "pushes" them onto the end of the array</text:span></text:p>
      <text:p text:style-name="P17"><text:span text:style-name="T3">var arr = [1,2,3];</text:span><text:span text:style-name="T38"><text:line-break/></text:span><text:span text:style-name="T3">arr.push(4);</text:span><text:span text:style-name="T38"><text:line-break/></text:span><text:span text:style-name="T3">// arr is now [1,2,3,4]</text:span><text:span text:style-name="T38"> </text:span></text:p>
      <text:p text:style-name="P17"><text:span text:style-name="T38"/></text:p>
      <text:p text:style-name="P18"><text:span text:style-name="Source_20_Text"><text:span text:style-name="T13">.unshift()</text:span></text:span><text:span text:style-name="T39"> </text:span><text:span text:style-name="T44">opposite</text:span><text:span text:style-name="T39"> </text:span><text:span text:style-name="Source_20_Text"><text:span text:style-name="T13">.push()</text:span></text:span><text:span text:style-name="T39">, </text:span><text:span text:style-name="T44">- </text:span><text:span text:style-name="T39">adds the element at the beginning of the array. </text:span></text:p>
      <text:p text:style-name="P17"><text:span text:style-name="T38"/></text:p>
      <text:p text:style-name="P17"><text:span text:style-name="Source_20_Text"><text:span text:style-name="T12">pop()</text:span></text:span><text:span text:style-name="T38"> is used to "pop" a value off of the end of an array. </text:span></text:p>
      <text:p text:style-name="P17"><text:span text:style-name="T38">- We can store this "popped off" value by assigning it to a variable.</text:span></text:p>
      <text:p text:style-name="P17"><text:span text:style-name="T38">- Any type of entry can be "popped" off of an array - numbers, strings, even nested arrays.</text:span></text:p>
      <text:p text:style-name="P17"><text:span text:style-name="Source_20_Text"><text:span text:style-name="T12">var oneDown = [1, 4, 6].pop();</text:span></text:span><text:span text:style-name="T38"><text:line-break/>the variable </text:span><text:span text:style-name="Source_20_Text"><text:span text:style-name="T12">oneDown</text:span></text:span><text:span text:style-name="T38"> now holds the value </text:span><text:span text:style-name="Source_20_Text"><text:span text:style-name="T12">6</text:span></text:span><text:span text:style-name="T38"> and the array becomes </text:span><text:span text:style-name="Source_20_Text"><text:span text:style-name="T12">[1, 4]</text:span></text:span><text:span text:style-name="T38">. </text:span></text:p>
      <text:p text:style-name="P17"><text:span text:style-name="T38"/></text:p>
      <text:p text:style-name="P18"><text:span text:style-name="T16">.shift()</text:span><text:span text:style-name="T38"> <text:s/>- </text:span><text:span text:style-name="T39">opposite of pop(), removes the first element</text:span></text:p>
      <text:p text:style-name="P18"><text:span text:style-name="T39"/></text:p>
      <text:p text:style-name="P17"><text:span text:style-name="Definition"><text:span text:style-name="T27">functions</text:span></text:span><text:span text:style-name="T39"> <text:s/>- reusable parts <text:s/></text:span><text:span text:style-name="T40">of code – when created, starts with the word function</text:span></text:p>
      <text:p text:style-name="P17"><text:soft-page-break/><text:span text:style-name="T5">function</text:span><text:span text:style-name="T4"> functionName() {</text:span><text:span text:style-name="T40"><text:line-break/></text:span><text:span text:style-name="T4">console.log("Hello World");</text:span><text:span text:style-name="T40"><text:line-break/></text:span><text:span text:style-name="T4">}</text:span><text:span text:style-name="T40"> </text:span></text:p>
      <text:p text:style-name="P17"><text:span text:style-name="T40"/></text:p>
      <text:p text:style-name="P19"><text:span text:style-name="T40">calling function: </text:span><text:span text:style-name="T7">functionName();</text:span><text:span text:style-name="T33"> </text:span></text:p>
      <text:p text:style-name="P19"><text:span text:style-name="T40"/></text:p>
      <text:p text:style-name="P17"><text:span text:style-name="Definition"><text:span text:style-name="T26">Parameters</text:span></text:span><text:span text:style-name="T38"> - variables that act as placeholders for the values that are to be input to a function when it is called. </text:span></text:p>
      <text:p text:style-name="P17"><text:span text:style-name="T3">function testFun(param1, param2) {</text:span><text:span text:style-name="T38"><text:line-break/></text:span><text:span text:style-name="T3">console.log(param1, param2);</text:span><text:span text:style-name="T38"><text:line-break/></text:span><text:span text:style-name="T3">}</text:span><text:span text:style-name="T38"> </text:span></text:p>
      <text:p text:style-name="P17"><text:span text:style-name="T38"/></text:p>
      <text:p text:style-name="P19"><text:span text:style-name="Definition"><text:span text:style-name="T26">arguments <text:s/>- </text:span></text:span><text:span text:style-name="T38">The actual values that are input (or </text:span><text:span text:style-name="Definition"><text:span text:style-name="T26">"passed"</text:span></text:span><text:span text:style-name="T38">) into a function when it is called</text:span></text:p>
      <text:p text:style-name="P19"><text:span text:style-name="T38"/></text:p>
      <text:p text:style-name="P19"><text:span text:style-name="Definition"><text:span text:style-name="T26">scope</text:span></text:span><text:span text:style-name="T38"> - visibility of variables </text:span></text:p>
      <text:p text:style-name="P20"><text:span text:style-name="T38">- Variables which are defined outside of a function block have </text:span><text:span text:style-name="Definition"><text:span text:style-name="T26">Global</text:span></text:span><text:span text:style-name="T38"> scope </text:span><text:span text:style-name="T41">(can be seen everywhere)</text:span></text:p>
      <text:p text:style-name="P20"><text:span text:style-name="T41">- </text:span><text:span text:style-name="T52">If you assign a value to a variable that has not been declared, it will automatically become a </text:span><text:span text:style-name="T53">GLOBAL</text:span><text:span text:style-name="T51"> </text:span><text:span text:style-name="T52">variable (even if declared within a function):</text:span></text:p>
      <text:p text:style-name="P20"><text:span text:style-name="T54">myFunction();</text:span><text:span text:style-name="T52"><text:line-break/><text:line-break/></text:span><text:span text:style-name="T54">// code here can use carName <text:line-break/></text:span><text:span text:style-name="T52"><text:line-break/></text:span><text:span text:style-name="T54">function</text:span><text:span text:style-name="T52"> </text:span><text:span text:style-name="T54">myFunction() {</text:span><text:span text:style-name="T52"><text:line-break/>    </text:span><text:span text:style-name="T54">carName = "Volvo";</text:span><text:span text:style-name="T52"><text:line-break/></text:span><text:span text:style-name="T54">}</text:span><text:span text:style-name="T52"> </text:span><text:span text:style-name="T41"><text:s/></text:span></text:p>
      <text:p text:style-name="P20"><text:span text:style-name="T41"/></text:p>
      <text:p text:style-name="P20"><text:span text:style-name="Definition"><text:span text:style-name="T28">local</text:span></text:span><text:span text:style-name="T41"> scope - Variables which are declared within a function, as well as the function parameters <text:s/>(only visible within that function)</text:span></text:p>
      <text:p text:style-name="P20"><text:span text:style-name="T41"/></text:p>
      <text:p text:style-name="P20"><text:span text:style-name="T38">- possible to have both </text:span><text:span text:style-name="Definition"><text:span text:style-name="T26">local</text:span></text:span><text:span text:style-name="T38"> and </text:span><text:span text:style-name="Definition"><text:span text:style-name="T26">global</text:span></text:span><text:span text:style-name="T38"> variables with the same name. When you do this, the </text:span><text:span text:style-name="Source_20_Text"><text:span text:style-name="T12">local</text:span></text:span><text:span text:style-name="T38">variable takes precedence over the </text:span><text:span text:style-name="Source_20_Text"><text:span text:style-name="T12">global</text:span></text:span><text:span text:style-name="T38"> variable</text:span></text:p>
      <text:p text:style-name="P20"><text:span text:style-name="T3">var someVar = "Hat";</text:span><text:span text:style-name="T38"><text:line-break/></text:span><text:span text:style-name="T3">function myFun() {</text:span><text:span text:style-name="T38"><text:line-break/></text:span><text:span text:style-name="T3">var someVar = "Head";</text:span><text:span text:style-name="T38"><text:line-break/></text:span><text:span text:style-name="T3">return someVar;</text:span><text:span text:style-name="T38"><text:line-break/></text:span><text:span text:style-name="T3">}</text:span><text:span text:style-name="T38"> <text:s/>→returns</text:span><text:span text:style-name="T42"> head</text:span></text:p>
      <text:p text:style-name="P20"><text:span text:style-name="T42"/></text:p>
      <text:p text:style-name="P21"><text:span text:style-name="Definition"><text:span text:style-name="T29">arguments <text:s/>- </text:span></text:span><text:span text:style-name="T42">We can pass values into a function with them.</text:span></text:p>
      <text:p text:style-name="P21"><text:span text:style-name="T42"/></text:p>
      <text:p text:style-name="P21"><text:span text:style-name="T30">Queue</text:span><text:span text:style-name="T42"> <text:s/>- </text:span><text:span text:style-name="T43">a</text:span><text:span text:style-name="T42">bstract </text:span><text:span text:style-name="Definition"><text:span text:style-name="T29">Data Structure</text:span></text:span><text:span text:style-name="T42"> where items are kept in order </text:span></text:p>
      <text:p text:style-name="P21"><text:span text:style-name="T42">-New items can be added at the back of the </text:span><text:span text:style-name="Source_20_Text"><text:span text:style-name="T14">queue</text:span></text:span><text:span text:style-name="T42"> and old items are taken off from the front of the </text:span><text:span text:style-name="Source_20_Text"><text:span text:style-name="T14">queue</text:span></text:span><text:span text:style-name="T42"> </text:span></text:p>
      <text:p text:style-name="P21"><text:span text:style-name="T42"/></text:p>
      <text:p text:style-name="P22"><text:span text:style-name="T42">I</text:span><text:span text:style-name="T33">f:</text:span></text:p>
      <text:p text:style-name="P22"><text:span text:style-name="T2">function test (myCondition) {</text:span><text:span text:style-name="T33"><text:line-break/></text:span><text:span text:style-name="T2">if (myCondition) {</text:span><text:span text:style-name="T33"><text:line-break/></text:span><text:span text:style-name="T2">return "It was true";</text:span><text:span text:style-name="T33"><text:line-break/></text:span><text:span text:style-name="T2">}</text:span><text:span text:style-name="T33"><text:line-break/></text:span><text:span text:style-name="T2">return "It was false";</text:span><text:span text:style-name="T33"><text:line-break/></text:span><text:span text:style-name="T2">}</text:span><text:span text:style-name="T33"><text:line-break/></text:span><text:span text:style-name="T2">test(true); // returns "It was true"</text:span><text:span text:style-name="T33"><text:line-break/></text:span><text:span text:style-name="T2">test(false); // returns "It was false"</text:span><text:span text:style-name="T33"> </text:span></text:p>
      <text:p text:style-name="P22"><text:span text:style-name="T33"/></text:p>
      <text:p text:style-name="P23"><text:soft-page-break/><text:span text:style-name="T17">=</text:span><text:span text:style-name="T46"> <text:s/>- a</text:span><text:span text:style-name="T33">ssigns the value at the right of the operator to a variable in the left </text:span></text:p>
      <text:p text:style-name="P23"><text:span text:style-name="T17">==</text:span><text:span text:style-name="T46"> <text:s/>compares two values and returns </text:span><text:span text:style-name="Source_20_Text"><text:span text:style-name="T18">true</text:span></text:span><text:span text:style-name="T46">if they're equivalent <text:s/>(type does not matter)</text:span></text:p>
      <text:p text:style-name="P23"><text:span text:style-name="T17">===</text:span><text:span text:style-name="T46"> <text:s/>Strict equality <text:s/>- tests both the </text:span><text:span text:style-name="Source_20_Text"><text:span text:style-name="T18">data type</text:span></text:span><text:span text:style-name="T46"> and value of the compared elements </text:span></text:p>
      <text:p text:style-name="P23"><text:span text:style-name="T17">!=</text:span><text:span text:style-name="T46"> <text:s/>inequality operator , means "Not Equal"; convert</text:span><text:span text:style-name="T47">s</text:span><text:span text:style-name="T46"> data types of values while comparing. </text:span></text:p>
      <text:p text:style-name="P23"><text:span text:style-name="T17">!==</text:span><text:span text:style-name="T46"> opposite of the strict equality operator , </text:span><text:span text:style-name="T47">does not convert data types </text:span></text:p>
      <text:p text:style-name="P23"><text:span text:style-name="T21">&gt;</text:span><text:span text:style-name="T47"> greater than; convert data types of values </text:span></text:p>
      <text:p text:style-name="P23"><text:span text:style-name="T21">&gt;=</text:span><text:span text:style-name="T47"> </text:span><text:span text:style-name="T21">greater than or equal to</text:span><text:span text:style-name="T47">, convert data types </text:span></text:p>
      <text:p text:style-name="P24"><text:span text:style-name="T21">&lt;</text:span><text:span text:style-name="T47"> <text:s/></text:span><text:span text:style-name="T31">less than</text:span><text:span text:style-name="T47"> , <text:s/>convert data types </text:span></text:p>
      <text:p text:style-name="P25"><text:span text:style-name="T21">&lt;=</text:span><text:span text:style-name="T47"> </text:span><text:span text:style-name="Source_20_Text"><text:span text:style-name="T20">less than or equal to</text:span></text:span><text:span text:style-name="T47"> , convert data types </text:span></text:p>
      <text:p text:style-name="P25"><text:span text:style-name="T21">&amp;&amp;</text:span><text:span text:style-name="T47"> </text:span><text:span text:style-name="T49">returns </text:span><text:span text:style-name="Source_20_Text"><text:span text:style-name="T20">true</text:span></text:span><text:span text:style-name="T47"> if and only if the </text:span><text:span text:style-name="Definition"><text:span text:style-name="T32">operands</text:span></text:span><text:span text:style-name="T47"> to the left and right of it are true. </text:span></text:p>
      <text:p text:style-name="P25"><text:span text:style-name="T47"/></text:p>
      <text:p text:style-name="P25"><text:span text:style-name="T6">if (num &gt; 5 &amp;&amp; num &lt; 10) {</text:span><text:span text:style-name="T47"><text:line-break/></text:span><text:span text:style-name="T6">return "Yes";</text:span><text:span text:style-name="T47"><text:line-break/></text:span><text:span text:style-name="T6">}</text:span><text:span text:style-name="T47"><text:line-break/></text:span><text:span text:style-name="T6">return "No";</text:span><text:span text:style-name="T47"> </text:span></text:p>
      <text:p text:style-name="P25"><text:span text:style-name="T47"/></text:p>
      <text:p text:style-name="P25"><text:span text:style-name="T21">||</text:span><text:span text:style-name="T47"> returns </text:span><text:span text:style-name="Source_20_Text"><text:span text:style-name="T20">true</text:span></text:span><text:span text:style-name="T47"> if either of the </text:span><text:span text:style-name="Definition"><text:span text:style-name="T32">operands</text:span></text:span><text:span text:style-name="T47"> is </text:span><text:span text:style-name="Source_20_Text"><text:span text:style-name="T20">true</text:span></text:span><text:span text:style-name="T47"> </text:span></text:p>
      <text:p text:style-name="P25"><text:span text:style-name="T47"/></text:p>
      <text:p text:style-name="P23"><text:span text:style-name="T46"/></text:p>
      <text:p text:style-name="P24"><text:span text:style-name="T46">C</text:span><text:span text:style-name="T47">omparing </text:span><text:span text:style-name="Source_20_Text"><text:span text:style-name="T19">numbers</text:span></text:span><text:span text:style-name="T45"> and </text:span><text:span text:style-name="Source_20_Text"><text:span text:style-name="T19">strings</text:span></text:span><text:span text:style-name="Source_20_Text"><text:span text:style-name="T48">- must convert one type to another :</text:span></text:span></text:p>
      <text:p text:style-name="P24"><text:span text:style-name="Source_20_Text"><text:span text:style-name="T48"/></text:span></text:p>
      <text:p text:style-name="P24"><text:span text:style-name="T6">if (num &gt; 15) {</text:span><text:span text:style-name="T47"><text:line-break/></text:span><text:span text:style-name="T6">return "Bigger than 15";</text:span><text:span text:style-name="T47"><text:line-break/></text:span><text:span text:style-name="T6">} else if (num &lt; 5) {</text:span><text:span text:style-name="T47"><text:line-break/></text:span><text:span text:style-name="T6">return "Smaller than 5";</text:span><text:span text:style-name="T47"><text:line-break/></text:span><text:span text:style-name="T6">} else {</text:span><text:span text:style-name="T47"><text:line-break/></text:span><text:span text:style-name="T6">return "Between 5 and 15";</text:span><text:span text:style-name="T47"><text:line-break/></text:span><text:span text:style-name="T6">}</text:span><text:span text:style-name="T47"> </text:span></text:p>
      <text:p text:style-name="P24"><text:span text:style-name="T47"/></text:p>
      <text:p text:style-name="P24"><text:span text:style-name="T4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Lato" svg:font-family="Lato, sans-serif"/>
    <style:font-face style:name="Mangal1" svg:font-family="Mangal"/>
    <style:font-face style:name="Menlo" svg:font-family="Menlo, Monaco, Consolas, 'Courier New', monospace"/>
    <style:font-face style:name="Verdana" svg:font-family="Verdan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inition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6:36:57.336000000</meta:creation-date>
    <dc:date>2017-04-02T23:11:30.072000000</dc:date>
    <meta:editing-duration>PT4H47M40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4" meta:paragraph-count="87" meta:word-count="1061" meta:character-count="5910" meta:non-whitespace-character-count="4851"/>
  </office:meta>
</office:document-meta>
</file>